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7a4a" officeooo:paragraph-rsid="00077a4a"/>
    </style:style>
    <style:style style:name="P2" style:family="paragraph" style:parent-style-name="Standard">
      <style:text-properties officeooo:rsid="00089dc4" officeooo:paragraph-rsid="00089dc4"/>
    </style:style>
    <style:style style:name="T1" style:family="text">
      <style:text-properties officeooo:rsid="00089d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pected Sir/Madam</text:p>
      <text:p text:style-name="P1"><text:tab/>it gives us immense pleasure to inform you that Hooghly Engineering &amp; Technologhy College is goint to celebrate the annual cultural fest – utkarsha 2015 on April 25 wednesday from 10:00 A.M. onwards at Aqua Marina,Hooghly.</text:p>
      <text:p text:style-name="P1"><text:tab/>On this ocassion , we cordilly invite you to the <text:span text:style-name="T1">portals of colour &amp; resonance and thereby grace the function.</text:span></text:p>
      <text:p text:style-name="P2">Your kind presence is solicited.</text:p>
      <text:p text:style-name="P2">Your sincerely</text:p>
      <text:p text:style-name="P2">utkarsha 2k18</text:p>
      <text:p text:style-name="P2">team utkarsha 2015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0:00:10.632758355</meta:creation-date>
    <dc:date>2018-04-20T10:16:06.055389078</dc:date>
    <meta:editing-duration>PT5M45S</meta:editing-duration>
    <meta:editing-cycles>1</meta:editing-cycles>
    <meta:document-statistic meta:table-count="0" meta:image-count="0" meta:object-count="0" meta:page-count="1" meta:paragraph-count="7" meta:word-count="69" meta:character-count="430" meta:non-whitespace-character-count="364"/>
    <meta:generator>LibreOffice/5.1.6.2$Linux_X86_64 LibreOffice_project/10m0$Build-2</meta:generator>
  </office:meta>
</office:document-meta>
</file>